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</office:font-face-decls>
  <office:automatic-styles>
    <style:style style:name="P1" style:family="paragraph" style:parent-style-name="Header">
      <style:text-properties officeooo:rsid="000f6b01" officeooo:paragraph-rsid="000f6b01"/>
    </style:style>
    <style:style style:name="P2" style:family="paragraph" style:parent-style-name="Standard">
      <style:paragraph-properties fo:text-align="start" style:justify-single-word="false"/>
      <style:text-properties officeooo:rsid="0004a65e" officeooo:paragraph-rsid="0004a65e"/>
    </style:style>
    <style:style style:name="P3" style:family="paragraph" style:parent-style-name="Standard">
      <style:paragraph-properties fo:text-align="start" style:justify-single-word="false"/>
      <style:text-properties officeooo:rsid="0004a65e" officeooo:paragraph-rsid="002542d0"/>
    </style:style>
    <style:style style:name="P4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officeooo:rsid="0004a65e" officeooo:paragraph-rsid="002542d0"/>
    </style:style>
    <style:style style:name="P5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officeooo:rsid="0004a65e" officeooo:paragraph-rsid="00258677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4a65e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1e4ac0"/>
    </style:style>
    <style:style style:name="P8" style:family="paragraph" style:parent-style-name="Standard">
      <style:paragraph-properties fo:text-align="start" style:justify-single-word="false"/>
      <style:text-properties officeooo:paragraph-rsid="0006917e"/>
    </style:style>
    <style:style style:name="P9" style:family="paragraph" style:parent-style-name="Standard" style:list-style-name="L5">
      <style:paragraph-properties fo:text-align="start" style:justify-single-word="false"/>
      <style:text-properties officeooo:paragraph-rsid="000b94d9"/>
    </style:style>
    <style:style style:name="P10" style:family="paragraph" style:parent-style-name="Standard" style:list-style-name="L5">
      <style:paragraph-properties fo:text-align="start" style:justify-single-word="false"/>
      <style:text-properties officeooo:paragraph-rsid="000f6b01"/>
    </style:style>
    <style:style style:name="P11" style:family="paragraph" style:parent-style-name="Standard" style:list-style-name="L5">
      <style:paragraph-properties fo:text-align="start" style:justify-single-word="false"/>
      <style:text-properties officeooo:paragraph-rsid="0010dc6d"/>
    </style:style>
    <style:style style:name="P12" style:family="paragraph" style:parent-style-name="Standard" style:list-style-name="L7">
      <style:paragraph-properties fo:text-align="start" style:justify-single-word="false"/>
      <style:text-properties officeooo:paragraph-rsid="000b94d9"/>
    </style:style>
    <style:style style:name="P13" style:family="paragraph" style:parent-style-name="Standard" style:list-style-name="L7">
      <style:paragraph-properties fo:text-align="start" style:justify-single-word="false"/>
      <style:text-properties officeooo:paragraph-rsid="000dcf4d"/>
    </style:style>
    <style:style style:name="P14" style:family="paragraph" style:parent-style-name="Standard" style:list-style-name="L7">
      <style:paragraph-properties fo:text-align="start" style:justify-single-word="false"/>
      <style:text-properties officeooo:paragraph-rsid="000ef374"/>
    </style:style>
    <style:style style:name="P15" style:family="paragraph" style:parent-style-name="Standard">
      <style:paragraph-properties fo:text-align="start" style:justify-single-word="false"/>
      <style:text-properties officeooo:paragraph-rsid="000d97b7"/>
    </style:style>
    <style:style style:name="P16" style:family="paragraph" style:parent-style-name="Standard" style:list-style-name="L10">
      <style:paragraph-properties fo:text-align="start" style:justify-single-word="false"/>
      <style:text-properties officeooo:paragraph-rsid="000dcf4d"/>
    </style:style>
    <style:style style:name="P17" style:family="paragraph" style:parent-style-name="Standard">
      <style:paragraph-properties fo:text-align="start" style:justify-single-word="false"/>
      <style:text-properties officeooo:paragraph-rsid="0014cad4"/>
    </style:style>
    <style:style style:name="P18" style:family="paragraph" style:parent-style-name="Standard">
      <style:paragraph-properties fo:text-align="start" style:justify-single-word="false"/>
      <style:text-properties officeooo:paragraph-rsid="00169697"/>
    </style:style>
    <style:style style:name="P19" style:family="paragraph" style:parent-style-name="Standard" style:list-style-name="L12">
      <style:paragraph-properties fo:text-align="start" style:justify-single-word="false"/>
      <style:text-properties officeooo:paragraph-rsid="00169697"/>
    </style:style>
    <style:style style:name="P20" style:family="paragraph" style:parent-style-name="Standard" style:list-style-name="L12">
      <style:paragraph-properties fo:text-align="start" style:justify-single-word="false"/>
      <style:text-properties officeooo:paragraph-rsid="0019c2e9"/>
    </style:style>
    <style:style style:name="P21" style:family="paragraph" style:parent-style-name="Standard" style:list-style-name="L13">
      <style:paragraph-properties fo:text-align="start" style:justify-single-word="false"/>
      <style:text-properties officeooo:paragraph-rsid="001b4e07"/>
    </style:style>
    <style:style style:name="P22" style:family="paragraph" style:parent-style-name="Standard" style:list-style-name="L14">
      <style:paragraph-properties fo:text-align="start" style:justify-single-word="false"/>
      <style:text-properties officeooo:paragraph-rsid="0020ee06"/>
    </style:style>
    <style:style style:name="P23" style:family="paragraph" style:parent-style-name="Standard" style:list-style-name="L15">
      <style:paragraph-properties fo:text-align="start" style:justify-single-word="false"/>
      <style:text-properties officeooo:paragraph-rsid="00215ac4"/>
    </style:style>
    <style:style style:name="P24" style:family="paragraph" style:parent-style-name="Standard">
      <style:paragraph-properties fo:text-align="start" style:justify-single-word="false"/>
      <style:text-properties officeooo:paragraph-rsid="00215f58"/>
    </style:style>
    <style:style style:name="P25" style:family="paragraph" style:parent-style-name="Standard" style:list-style-name="L16">
      <style:paragraph-properties fo:text-align="start" style:justify-single-word="false"/>
      <style:text-properties officeooo:paragraph-rsid="00215f58"/>
    </style:style>
    <style:style style:name="P26" style:family="paragraph" style:parent-style-name="Standard">
      <style:paragraph-properties fo:line-height="150%" fo:text-align="center" style:justify-single-word="false"/>
      <style:text-properties style:font-name="Ubuntu" officeooo:paragraph-rsid="00227dbb"/>
    </style:style>
    <style:style style:name="P27" style:family="paragraph" style:parent-style-name="Standard">
      <style:paragraph-properties fo:line-height="150%" fo:text-align="center" style:justify-single-word="false"/>
      <style:text-properties style:font-name="Ubuntu" officeooo:paragraph-rsid="0022ff9f"/>
    </style:style>
    <style:style style:name="P28" style:family="paragraph" style:parent-style-name="Standard">
      <style:paragraph-properties fo:line-height="150%" fo:text-align="center" style:justify-single-word="false"/>
      <style:text-properties style:font-name="Ubuntu" officeooo:paragraph-rsid="0023ad44"/>
    </style:style>
    <style:style style:name="P29" style:family="paragraph" style:parent-style-name="Standard" style:list-style-name="L7">
      <style:paragraph-properties fo:text-align="start" style:justify-single-word="false"/>
      <style:text-properties officeooo:rsid="000a0901" officeooo:paragraph-rsid="000b94d9"/>
    </style:style>
    <style:style style:name="P30" style:family="paragraph" style:parent-style-name="Standard">
      <style:paragraph-properties fo:text-align="start" style:justify-single-word="false"/>
      <style:text-properties officeooo:rsid="000a0901" officeooo:paragraph-rsid="0014cad4"/>
    </style:style>
    <style:style style:name="P31" style:family="paragraph" style:parent-style-name="Standard" style:list-style-name="L12">
      <style:paragraph-properties fo:text-align="start" style:justify-single-word="false"/>
      <style:text-properties officeooo:rsid="000a0901" officeooo:paragraph-rsid="0017cde2"/>
    </style:style>
    <style:style style:name="P32" style:family="paragraph" style:parent-style-name="Standard" style:list-style-name="L12">
      <style:paragraph-properties fo:text-align="start" style:justify-single-word="false"/>
      <style:text-properties officeooo:rsid="000a0901" officeooo:paragraph-rsid="00192ba2"/>
    </style:style>
    <style:style style:name="P33" style:family="paragraph" style:parent-style-name="Standard">
      <style:paragraph-properties fo:text-align="start" style:justify-single-word="false"/>
      <style:text-properties officeooo:rsid="001b4e07" officeooo:paragraph-rsid="001b4e07"/>
    </style:style>
    <style:style style:name="P34" style:family="paragraph" style:parent-style-name="Standard">
      <style:paragraph-properties fo:text-align="start" style:justify-single-word="false"/>
      <style:text-properties officeooo:rsid="001b4e07" officeooo:paragraph-rsid="00204cd7"/>
    </style:style>
    <style:style style:name="P35" style:family="paragraph" style:parent-style-name="Standard" style:list-style-name="L14">
      <style:paragraph-properties fo:text-align="start" style:justify-single-word="false"/>
      <style:text-properties fo:font-size="12pt" officeooo:rsid="00204cd7" officeooo:paragraph-rsid="0020ee06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204cd7" officeooo:paragraph-rsid="00215f58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215ac4" officeooo:paragraph-rsid="00215f58" style:font-size-asian="12pt" style:font-size-complex="12pt"/>
    </style:style>
    <style:style style:name="P38" style:family="paragraph" style:parent-style-name="Standard">
      <style:paragraph-properties fo:line-height="150%" fo:text-align="center" style:justify-single-word="false"/>
      <style:text-properties style:font-name="DejaVu Serif" officeooo:paragraph-rsid="00227dbb"/>
    </style:style>
    <style:style style:name="P39" style:family="paragraph" style:parent-style-name="Standard">
      <style:paragraph-properties fo:text-align="start" style:justify-single-word="false"/>
      <style:text-properties fo:font-weight="bold" officeooo:rsid="0004a65e" officeooo:paragraph-rsid="002542d0" style:font-weight-asian="bold" style:font-weight-complex="bold"/>
    </style:style>
    <style:style style:name="P40" style:family="paragraph">
      <loext:graphic-properties draw:fill="solid" draw:fill-color="#eeeeee" draw:opacity="50%"/>
      <style:text-properties style:font-name="Liberation Sans" fo:font-size="1pt"/>
    </style:style>
    <style:style style:name="T1" style:family="text">
      <style:text-properties officeooo:rsid="0004a65e"/>
    </style:style>
    <style:style style:name="T2" style:family="text">
      <style:text-properties style:font-name="Ubuntu"/>
    </style:style>
    <style:style style:name="T3" style:family="text">
      <style:text-properties style:font-name="Ubuntu" officeooo:rsid="0004a65e"/>
    </style:style>
    <style:style style:name="T4" style:family="text">
      <style:text-properties style:font-name="Ubuntu" fo:font-size="11pt" fo:font-weight="normal" officeooo:rsid="0014cad4" style:font-size-asian="11pt" style:font-weight-asian="normal" style:font-size-complex="11pt" style:font-weight-complex="normal"/>
    </style:style>
    <style:style style:name="T5" style:family="text">
      <style:text-properties style:font-name="Ubuntu" fo:font-size="11pt" fo:font-weight="normal" officeooo:rsid="00169697" style:font-size-asian="11pt" style:font-weight-asian="normal" style:font-size-complex="11pt" style:font-weight-complex="normal"/>
    </style:style>
    <style:style style:name="T6" style:family="text">
      <style:text-properties style:font-name="Ubuntu" fo:font-size="11pt" fo:font-weight="normal" officeooo:rsid="00204cd7" style:font-size-asian="11pt" style:font-weight-asian="normal" style:font-size-complex="11pt" style:font-weight-complex="normal"/>
    </style:style>
    <style:style style:name="T7" style:family="text">
      <style:text-properties style:font-name="Ubuntu" fo:font-size="11pt" fo:font-weight="normal" officeooo:rsid="00215f58" style:font-size-asian="11pt" style:font-weight-asian="normal" style:font-size-complex="11pt" style:font-weight-complex="normal"/>
    </style:style>
    <style:style style:name="T8" style:family="text">
      <style:text-properties style:font-name="Ubuntu" officeooo:rsid="0006917e"/>
    </style:style>
    <style:style style:name="T9" style:family="text">
      <style:text-properties style:font-name="Ubuntu" officeooo:rsid="00084c64"/>
    </style:style>
    <style:style style:name="T10" style:family="text">
      <style:text-properties style:font-name="Ubuntu" officeooo:rsid="0009b5f7"/>
    </style:style>
    <style:style style:name="T11" style:family="text">
      <style:text-properties style:font-name="Ubuntu" officeooo:rsid="000a0901"/>
    </style:style>
    <style:style style:name="T12" style:family="text">
      <style:text-properties style:font-name="Ubuntu" officeooo:rsid="000b94d9"/>
    </style:style>
    <style:style style:name="T13" style:family="text">
      <style:text-properties style:font-name="Ubuntu" fo:font-weight="bold" style:font-weight-asian="bold" style:font-weight-complex="bold"/>
    </style:style>
    <style:style style:name="T14" style:family="text">
      <style:text-properties style:font-name="Ubuntu" fo:font-weight="bold" officeooo:rsid="0006917e" style:font-weight-asian="bold" style:font-weight-complex="bold"/>
    </style:style>
    <style:style style:name="T15" style:family="text">
      <style:text-properties style:font-name="Ubuntu" fo:font-weight="bold" officeooo:rsid="000d97b7" style:font-weight-asian="bold" style:font-weight-complex="bold"/>
    </style:style>
    <style:style style:name="T16" style:family="text">
      <style:text-properties style:font-name="Ubuntu" fo:font-weight="bold" officeooo:rsid="0004a65e" style:font-weight-asian="bold" style:font-weight-complex="bold"/>
    </style:style>
    <style:style style:name="T17" style:family="text">
      <style:text-properties style:font-name="Ubuntu" fo:font-weight="bold" officeooo:rsid="00169697" style:font-weight-asian="bold" style:font-weight-complex="bold"/>
    </style:style>
    <style:style style:name="T18" style:family="text">
      <style:text-properties style:font-name="Ubuntu" fo:font-weight="bold" officeooo:rsid="00192ba2" style:font-weight-asian="bold" style:font-weight-complex="bold"/>
    </style:style>
    <style:style style:name="T19" style:family="text">
      <style:text-properties style:font-name="Ubuntu" officeooo:rsid="000bb9a9"/>
    </style:style>
    <style:style style:name="T20" style:family="text">
      <style:text-properties style:font-name="Ubuntu" officeooo:rsid="000d97b7"/>
    </style:style>
    <style:style style:name="T21" style:family="text">
      <style:text-properties style:font-name="Ubuntu" fo:font-weight="normal" style:font-weight-asian="normal" style:font-weight-complex="normal"/>
    </style:style>
    <style:style style:name="T22" style:family="text">
      <style:text-properties style:font-name="Ubuntu" fo:font-weight="normal" officeooo:rsid="000d97b7" style:font-weight-asian="normal" style:font-weight-complex="normal"/>
    </style:style>
    <style:style style:name="T23" style:family="text">
      <style:text-properties style:font-name="Ubuntu" fo:font-weight="normal" officeooo:rsid="000dcf4d" style:font-weight-asian="normal" style:font-weight-complex="normal"/>
    </style:style>
    <style:style style:name="T24" style:family="text">
      <style:text-properties style:font-name="Ubuntu" fo:font-weight="normal" officeooo:rsid="000b94d9" style:font-weight-asian="normal" style:font-weight-complex="normal"/>
    </style:style>
    <style:style style:name="T25" style:family="text">
      <style:text-properties style:font-name="Ubuntu" fo:font-weight="normal" officeooo:rsid="0014cad4" style:font-weight-asian="normal" style:font-weight-complex="normal"/>
    </style:style>
    <style:style style:name="T26" style:family="text">
      <style:text-properties style:font-name="Ubuntu" fo:font-weight="normal" officeooo:rsid="00169697" style:font-weight-asian="normal" style:font-weight-complex="normal"/>
    </style:style>
    <style:style style:name="T27" style:family="text">
      <style:text-properties style:font-name="Ubuntu" fo:font-weight="normal" officeooo:rsid="000ef374" style:font-weight-asian="normal" style:font-weight-complex="normal"/>
    </style:style>
    <style:style style:name="T28" style:family="text">
      <style:text-properties style:font-name="Ubuntu" fo:font-weight="normal" officeooo:rsid="00215ac4" style:font-weight-asian="normal" style:font-weight-complex="normal"/>
    </style:style>
    <style:style style:name="T29" style:family="text">
      <style:text-properties style:font-name="Ubuntu" fo:font-weight="normal" officeooo:rsid="0027c0ee" style:font-weight-asian="normal" style:font-weight-complex="normal"/>
    </style:style>
    <style:style style:name="T30" style:family="text">
      <style:text-properties style:font-name="Ubuntu" fo:font-size="9pt" fo:font-weight="normal" officeooo:rsid="000dcf4d" style:font-size-asian="9pt" style:font-weight-asian="normal" style:font-size-complex="9pt" style:font-weight-complex="normal"/>
    </style:style>
    <style:style style:name="T31" style:family="text">
      <style:text-properties style:font-name="Ubuntu" fo:font-size="9pt" fo:font-weight="normal" officeooo:rsid="00192ba2" style:font-size-asian="9pt" style:font-weight-asian="normal" style:font-size-complex="9pt" style:font-weight-complex="normal"/>
    </style:style>
    <style:style style:name="T32" style:family="text">
      <style:text-properties style:font-name="Ubuntu" fo:font-size="9pt" fo:font-weight="normal" officeooo:rsid="0019c2e9" style:font-size-asian="9pt" style:font-weight-asian="normal" style:font-size-complex="9pt" style:font-weight-complex="normal"/>
    </style:style>
    <style:style style:name="T33" style:family="text">
      <style:text-properties style:font-name="Ubuntu" fo:font-size="9pt" fo:font-weight="normal" officeooo:rsid="00276acf" style:font-size-asian="9pt" style:font-weight-asian="normal" style:font-size-complex="9pt" style:font-weight-complex="normal"/>
    </style:style>
    <style:style style:name="T34" style:family="text">
      <style:text-properties style:font-name="Ubuntu" officeooo:rsid="000ef374"/>
    </style:style>
    <style:style style:name="T35" style:family="text">
      <style:text-properties style:font-name="Ubuntu" officeooo:rsid="000f6b01"/>
    </style:style>
    <style:style style:name="T36" style:family="text">
      <style:text-properties style:font-name="Ubuntu" officeooo:rsid="00133613"/>
    </style:style>
    <style:style style:name="T37" style:family="text">
      <style:text-properties style:font-name="Ubuntu" officeooo:rsid="0014cad4"/>
    </style:style>
    <style:style style:name="T38" style:family="text">
      <style:text-properties style:font-name="Ubuntu" officeooo:rsid="0017cde2"/>
    </style:style>
    <style:style style:name="T39" style:family="text">
      <style:text-properties style:font-name="Ubuntu" officeooo:rsid="00191cd0"/>
    </style:style>
    <style:style style:name="T40" style:family="text">
      <style:text-properties style:font-name="Ubuntu" officeooo:rsid="00192ba2"/>
    </style:style>
    <style:style style:name="T41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42" style:family="text">
      <style:text-properties style:font-name="Ubuntu" fo:font-size="12pt" fo:font-weight="normal" officeooo:rsid="000b94d9" style:font-size-asian="12pt" style:font-weight-asian="normal" style:font-size-complex="12pt" style:font-weight-complex="normal"/>
    </style:style>
    <style:style style:name="T43" style:family="text">
      <style:text-properties style:font-name="Ubuntu" fo:font-size="12pt" fo:font-weight="normal" officeooo:rsid="000bb9a9" style:font-size-asian="12pt" style:font-weight-asian="normal" style:font-size-complex="12pt" style:font-weight-complex="normal"/>
    </style:style>
    <style:style style:name="T44" style:family="text">
      <style:text-properties style:font-name="Ubuntu" fo:font-size="12pt" fo:font-weight="normal" officeooo:rsid="0019c2e9" style:font-size-asian="12pt" style:font-weight-asian="normal" style:font-size-complex="12pt" style:font-weight-complex="normal"/>
    </style:style>
    <style:style style:name="T45" style:family="text">
      <style:text-properties style:font-name="Ubuntu" fo:font-size="12pt" fo:font-weight="normal" officeooo:rsid="001b2e84" style:font-size-asian="12pt" style:font-weight-asian="normal" style:font-size-complex="12pt" style:font-weight-complex="normal"/>
    </style:style>
    <style:style style:name="T46" style:family="text">
      <style:text-properties style:font-name="Ubuntu" fo:font-size="12pt" fo:font-weight="normal" officeooo:rsid="0014cad4" style:font-size-asian="12pt" style:font-weight-asian="normal" style:font-size-complex="12pt" style:font-weight-complex="normal"/>
    </style:style>
    <style:style style:name="T47" style:family="text">
      <style:text-properties style:font-name="Ubuntu" fo:font-size="12pt" fo:font-weight="normal" officeooo:rsid="00204cd7" style:font-size-asian="12pt" style:font-weight-asian="normal" style:font-size-complex="12pt" style:font-weight-complex="normal"/>
    </style:style>
    <style:style style:name="T48" style:family="text">
      <style:text-properties style:font-name="Ubuntu" fo:font-size="12pt" fo:font-weight="normal" officeooo:rsid="00215ac4" style:font-size-asian="12pt" style:font-weight-asian="normal" style:font-size-complex="12pt" style:font-weight-complex="normal"/>
    </style:style>
    <style:style style:name="T49" style:family="text">
      <style:text-properties style:font-name="Ubuntu" fo:font-size="12pt" fo:font-weight="normal" officeooo:rsid="000dcf4d" style:font-size-asian="12pt" style:font-weight-asian="normal" style:font-size-complex="12pt" style:font-weight-complex="normal"/>
    </style:style>
    <style:style style:name="T50" style:family="text">
      <style:text-properties style:font-name="Ubuntu" fo:font-size="12pt" fo:font-weight="normal" officeooo:rsid="00215f58" style:font-size-asian="12pt" style:font-weight-asian="normal" style:font-size-complex="12pt" style:font-weight-complex="normal"/>
    </style:style>
    <style:style style:name="T51" style:family="text">
      <style:text-properties style:font-name="Ubuntu" fo:font-size="12pt" fo:font-weight="normal" officeooo:rsid="0027c0ee" style:font-size-asian="12pt" style:font-weight-asian="normal" style:font-size-complex="12pt" style:font-weight-complex="normal"/>
    </style:style>
    <style:style style:name="T52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53" style:family="text">
      <style:text-properties style:font-name="Ubuntu" fo:font-size="12pt" fo:font-weight="bold" officeooo:rsid="00215f58" style:font-size-asian="12pt" style:font-weight-asian="bold" style:font-size-complex="12pt" style:font-weight-complex="bold"/>
    </style:style>
    <style:style style:name="T54" style:family="text">
      <style:text-properties style:font-name="Ubuntu" officeooo:rsid="0019c2e9"/>
    </style:style>
    <style:style style:name="T55" style:family="text">
      <style:text-properties style:font-name="Ubuntu" officeooo:rsid="001c5d15"/>
    </style:style>
    <style:style style:name="T56" style:family="text">
      <style:text-properties style:font-name="Ubuntu" officeooo:rsid="001e4ac0"/>
    </style:style>
    <style:style style:name="T57" style:family="text">
      <style:text-properties style:font-name="Ubuntu" officeooo:rsid="001eeb1c"/>
    </style:style>
    <style:style style:name="T58" style:family="text">
      <style:text-properties style:font-name="Ubuntu" officeooo:rsid="0020ee06"/>
    </style:style>
    <style:style style:name="T59" style:family="text">
      <style:text-properties style:font-name="Ubuntu" officeooo:rsid="002542d0"/>
    </style:style>
    <style:style style:name="T60" style:family="text">
      <style:text-properties style:font-name="Ubuntu" officeooo:rsid="00258677"/>
    </style:style>
    <style:style style:name="T61" style:family="text">
      <style:text-properties style:font-name="Ubuntu" officeooo:rsid="00276acf"/>
    </style:style>
    <style:style style:name="T62" style:family="text">
      <style:text-properties style:font-name="Ubuntu" officeooo:rsid="0027c0ee"/>
    </style:style>
    <style:style style:name="T63" style:family="text">
      <style:text-properties fo:color="#666666" loext:opacity="100%"/>
    </style:style>
    <style:style style:name="T64" style:family="text">
      <style:text-properties fo:color="#666666" loext:opacity="100%" officeooo:rsid="002a4ca7"/>
    </style:style>
    <style:style style:name="T65" style:family="text">
      <style:text-properties fo:color="#666666" loext:opacity="100%" officeooo:rsid="0022ff9f"/>
    </style:style>
    <style:style style:name="T66" style:family="text">
      <style:text-properties fo:color="#333333" loext:opacity="100%" style:font-name="Ubuntu" officeooo:rsid="0004a65e"/>
    </style:style>
    <style:style style:name="T67" style:family="text">
      <style:text-properties fo:color="#333333" loext:opacity="100%" style:font-name="Ubuntu" fo:font-size="11pt" officeooo:rsid="0004a65e" style:font-size-asian="11pt" style:font-size-complex="11pt"/>
    </style:style>
    <style:style style:name="T68" style:family="text">
      <style:text-properties fo:color="#333333" loext:opacity="100%" style:font-name="Ubuntu" fo:font-size="11pt" officeooo:rsid="000f6b01" style:font-size-asian="11pt" style:font-size-complex="11pt"/>
    </style:style>
    <style:style style:name="T69" style:family="text">
      <style:text-properties fo:color="#333333" loext:opacity="100%" style:font-name="Ubuntu" fo:font-size="11pt" officeooo:rsid="001e4ac0" style:font-size-asian="11pt" style:font-size-complex="11pt"/>
    </style:style>
    <style:style style:name="T70" style:family="text">
      <style:text-properties fo:color="#333333" loext:opacity="100%" style:font-name="Ubuntu" fo:font-size="9pt" fo:font-weight="normal" officeooo:rsid="000dcf4d" style:font-size-asian="9pt" style:font-weight-asian="normal" style:font-size-complex="9pt" style:font-weight-complex="normal"/>
    </style:style>
    <style:style style:name="T71" style:family="text">
      <style:text-properties fo:color="#333333" loext:opacity="100%" style:font-name="Ubuntu" fo:font-size="9pt" fo:font-weight="normal" officeooo:rsid="001e4ac0" style:font-size-asian="9pt" style:font-weight-asian="normal" style:font-size-complex="9pt" style:font-weight-complex="normal"/>
    </style:style>
    <style:style style:name="T72" style:family="text">
      <style:text-properties fo:color="#333333" loext:opacity="100%" style:font-name="Ubuntu" fo:font-size="9pt" fo:font-weight="normal" officeooo:rsid="00276acf" style:font-size-asian="9pt" style:font-weight-asian="normal" style:font-size-complex="9pt" style:font-weight-complex="normal"/>
    </style:style>
    <style:style style:name="T73" style:family="text">
      <style:text-properties fo:font-size="22pt" fo:font-weight="bold" officeooo:rsid="00227dbb" style:font-size-asian="22pt" style:font-weight-asian="bold" style:font-size-complex="22pt" style:font-weight-complex="bold"/>
    </style:style>
    <style:style style:name="T74" style:family="text">
      <style:text-properties style:font-name="DejaVu Serif" officeooo:rsid="0004a65e"/>
    </style:style>
    <style:style style:name="T75" style:family="text">
      <style:text-properties style:font-name="DejaVu Serif" fo:font-size="22pt" fo:font-weight="bold" officeooo:rsid="00227dbb" style:font-size-asian="22pt" style:font-weight-asian="bold" style:font-size-complex="22pt" style:font-weight-complex="bold"/>
    </style:style>
    <style:style style:name="T76" style:family="text">
      <style:text-properties officeooo:rsid="0022ff9f"/>
    </style:style>
    <style:style style:name="T77" style:family="text">
      <style:text-properties officeooo:rsid="0023ad4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eeeeee" draw:opacity="50%" draw:auto-grow-height="false" draw:auto-grow-width="false" fo:min-height="0.6811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eeeeee" draw:opacity="50%" draw:auto-grow-height="false" draw:auto-grow-width="false" fo:min-height="0.7217in" fo:min-width="7.086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eeeeee" draw:opacity="50%" draw:auto-grow-height="false" draw:auto-grow-width="false" fo:min-height="0.457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<text:s text:c="5"/><text:line-break/><text:line-break/><text:line-break/></text:span><text:span text:style-name="T74"> </text:span><text:span text:style-name="T75">From Zero <text:line-break/>to </text:span></text:p>
      <text:p text:style-name="P38"><text:span text:style-name="T73">Front-End Web Developer</text:span></text:p>
      <text:p text:style-name="P27"><text:span text:style-name="T75">The Complete Guide<text:line-break/></text:span><text:span text:style-name="T1"><text:line-break/><text:line-break/>"Front-end web development is the practice of creating user-facing components of a website or web application, including the layout, design, and interactivity. To become a proficient front-end developer, it's important to have a strong foundation in HTML, CSS, and JavaScript, which form the building blocks of the web. In addition, knowledge of popular front-end frameworks and libraries like Bootstrap and React.js can help streamline development and create more robust and interactive user interfaces. This guide aims to provide a comprehensive road-map </text:span><text:span text:style-name="T76">and video tutorials</text:span><text:span text:style-name="T1"> for learning front-end web development, covering the key concepts and technologies necessary to become a skilled and successful front-end developer."<text:line-break/><text:line-break/><text:line-break/></text:span></text:p>
      <text:p text:style-name="P28"><text:span text:style-name="T1"><text:line-break/></text:span></text:p>
      <text:p text:style-name="P28"/>
      <text:p text:style-name="P28"><text:span text:style-name="T1"><text:line-break/>________________________________________________________________<text:line-break/></text:span><text:span text:style-name="T77">Nauman Ijaz<text:line-break/>Sr. Software Engineer</text:span><text:span text:style-name="T1"><text:line-break/></text:span></text:p>
      <text:p text:style-name="P39"><text:soft-page-break/><text:span text:style-name="T2"/></text:p>
      <text:p text:style-name="P39"><text:span text:style-name="T2"/></text:p>
      <text:p text:style-name="P39"><text:span text:style-name="T2"><text:line-break/><text:line-break/>How to Use This Document</text:span></text:p>
      <text:p text:style-name="P3"><text:span text:style-name="T2"/></text:p>
      <text:p text:style-name="P4"><text:span text:style-name="T2">This document serves as a comprehensive guide to front-end web development with HTML, CSS, Bootstrap, JavaScript, React, Git, Github, React and Next-js. It contains a variety of resources including videos, books, and webpages that can be accessed by clicking on the corresponding links.</text:span></text:p>
      <text:p text:style-name="P4"/>
      <text:p text:style-name="P4"><text:span text:style-name="T2">To get the most out of this document, we recommend following it sequentially, step by step.</text:span><text:span text:style-name="T60">B</text:span><text:span text:style-name="T2">egin with Step 1 and work your way through the guide in order.</text:span></text:p>
      <text:p text:style-name="P5"><text:span text:style-name="T2"/></text:p>
      <text:p text:style-name="P5"><text:span text:style-name="T60">Each step contains a list of resources that are relevant to the topic covered in that step. To access a resource, simply click on the link provided. If the resource is a video, you will be directed to the video hosting website where you can view the video. If the resource is a book or webpage, you will be directed to the corresponding website where you can read the book or webpage</text:span></text:p>
      <text:p text:style-name="P5"/>
      <text:p text:style-name="P4"><text:span text:style-name="T2">This document is intended to be used as a reference guide for front-end web development. You can use it to learn new skills, review concepts, and find helpful resources. We recommend bookmarking this document for easy access in the future.</text:span></text:p>
      <text:p text:style-name="P4"><text:span text:style-name="T2"/></text:p>
      <text:p text:style-name="P4"><text:span text:style-name="T2">If you have any questions or feedback about this document, please feel free to reach out to </text:span><text:span text:style-name="T59">me</text:span><text:span text:style-name="T2"> at “</text:span><text:span text:style-name="T59">naumanijaz928@gmail.com”</text:span><text:span text:style-name="T2">.</text:span></text:p>
      <text:p text:style-name="P4"><text:span text:style-name="T2"/></text:p>
      <text:p text:style-name="P5"><text:span text:style-name="T2">Happy learning!<text:line-break/><text:line-break/><text:line-break/><text:line-break/><text:line-break/><text:line-break/><text:line-break/><text:line-break/><text:line-break/><text:line-break/></text:span></text:p>
      <text:p text:style-name="P5"><text:soft-page-break/><text:span text:style-name="T2"><text:line-break/>Learn All these technologies to be a front-end developer </text:span></text:p>
      <text:p text:style-name="P2"/>
      <text:list xml:id="list1873544786" text:style-name="L2">
        <text:list-item>
          <text:p text:style-name="P6"><text:bookmark-start text:name="__RefNumPara__886_294269951"/><text:span text:style-name="T3">HTML </text:span><text:bookmark-end text:name="__RefNumPara__886_294269951"/></text:p>
        </text:list-item>
        <text:list-item>
          <text:p text:style-name="P6"><text:span text:style-name="T3">CSS /</text:span><text:span text:style-name="T35"> Flexbox </text:span><text:span text:style-name="T3">/ Sass </text:span></text:p>
        </text:list-item>
        <text:list-item>
          <text:p text:style-name="P6"><text:span text:style-name="T3">Bootstrap <text:s/></text:span></text:p>
        </text:list-item>
        <text:list-item>
          <text:p text:style-name="P6"><text:span text:style-name="T35">J</text:span><text:span text:style-name="T3">avascript / </text:span><text:span text:style-name="T40">Async Javascript</text:span></text:p>
        </text:list-item>
        <text:list-item>
          <text:p text:style-name="P6"><text:span text:style-name="T3">React / Next.js</text:span></text:p>
        </text:list-item>
        <text:list-item>
          <text:p text:style-name="P6"><text:span text:style-name="T3">Git / Github </text:span></text:p>
        </text:list-item>
        <text:list-item>
          <text:p text:style-name="P7"><text:span text:style-name="T3">Ant Design / Material UI / Chakra UI / </text:span><text:span text:style-name="T35">Tailwind</text:span><text:span text:style-name="T3"> </text:span><text:span text:style-name="T66">( </text:span><text:span text:style-name="T69">Choose </text:span><text:span text:style-name="T67">Any </text:span><text:span text:style-name="T68">one</text:span><text:span text:style-name="T67"> framework</text:span><text:span text:style-name="T66"> ) </text:span></text:p>
        </text:list-item>
        <text:list-item>
          <text:p text:style-name="P7"><text:span text:style-name="T3">Netlify / Surge / <text:s/>github pages </text:span><text:span text:style-name="T66">( </text:span><text:span text:style-name="T69">Choose </text:span><text:span text:style-name="T67">Any </text:span><text:span text:style-name="T68">one</text:span><text:span text:style-name="T66"> ) </text:span></text:p>
          <text:p text:style-name="P6"><text:span text:style-name="T3"/></text:p>
        </text:list-item>
      </text:list>
      <text:p text:style-name="P15"><text:span text:style-name="T61">Follow Step by step</text:span><text:span text:style-name="T8"> to Learn above mentioned stack.<text:line-break/></text:span></text:p>
      <text:p text:style-name="P15"><text:span text:style-name="T20">0) </text:span><text:span text:style-name="T15">Intro (How Web works )</text:span></text:p>
      <text:list xml:id="list3944937439" text:style-name="L10">
        <text:list-header>
          <text:p text:style-name="P16"><text:span text:style-name="T22">Must watch before start learning all the things . <text:line-break/></text:span></text:p>
        </text:list-header>
        <text:list-item>
          <text:p text:style-name="P16"><text:a xlink:type="simple" xlink:href="https://www.youtube.com/watch?v=MkcfB7S4fq0" text:style-name="Internet_20_link" text:visited-style-name="Visited_20_Internet_20_Link"><text:span text:style-name="T23">How to Start Web Development? Complete Road map (Click to Watch)</text:span></text:a><text:span text:style-name="T23"> </text:span><text:span text:style-name="T70">(</text:span><text:span text:style-name="T71">U</text:span><text:span text:style-name="T70">rdu)</text:span><text:span text:style-name="T23"><text:line-break/></text:span></text:p>
        </text:list-item>
        <text:list-item>
          <text:p text:style-name="P16"><text:a xlink:type="simple" xlink:href="https://www.youtube.com/watch?v=hJHvdBlSxug" text:style-name="Internet_20_link" text:visited-style-name="Visited_20_Internet_20_Link"><text:span text:style-name="T23">How The Web Works - The Big Picture (Click to Watch)</text:span></text:a><text:span text:style-name="T23"> </text:span><text:span text:style-name="T70">(</text:span><text:span text:style-name="T71">E</text:span><text:span text:style-name="T70">nglish)<text:line-break/></text:span><text:span text:style-name="T8"><text:line-break/></text:span></text:p>
        </text:list-item>
      </text:list>
      <text:p text:style-name="P8"><text:span text:style-name="T8">1) </text:span><text:span text:style-name="T14">HTML<text:tab/></text:span><text:span text:style-name="T4">(1 - 5 days)</text:span><text:span text:style-name="T8"><text:line-break/></text:span></text:p>
      <text:list xml:id="list2979889408" text:style-name="L5">
        <text:list-item>
          <text:p text:style-name="P9"><text:span text:style-name="T9">Book Link <text:s/></text:span><text:a xlink:type="simple" xlink:href="https://drive.google.com/file/d/1_GUkkjM93Dl00WN06GobjrNTY5ZEWmR-/view?usp=sharing" text:style-name="Internet_20_link" text:visited-style-name="Visited_20_Internet_20_Link"><text:span text:style-name="T9">HTML and CSS design and Build websites by Jon Duckett (click to View)</text:span></text:a><text:span text:style-name="T9"><text:line-break/></text:span></text:p>
        </text:list-item>
        <text:list-item>
          <text:p text:style-name="P10"><text:span text:style-name="T9">V</text:span><text:span text:style-name="T10">ideo </text:span><text:span text:style-name="T11">Tutorial</text:span><text:span text:style-name="T10"> Link <text:s text:c="2"/></text:span><text:a xlink:type="simple" xlink:href="https://www.youtube.com/playlist?list=PLKvqnz8z1zWQ3BALy86tIXICkG874wAc6" text:style-name="Internet_20_link" text:visited-style-name="Visited_20_Internet_20_Link"><text:span text:style-name="T61">HTML Video Playlist by <text:s/>Hira khan (Click to Watch)</text:span></text:a><text:span text:style-name="T61"> </text:span><text:span text:style-name="T70">(</text:span><text:span text:style-name="T72">U</text:span><text:span text:style-name="T70">rdu)</text:span><text:span text:style-name="T30"><text:line-break/></text:span></text:p>
        </text:list-item>
        <text:list-item>
          <text:p text:style-name="P10"><text:span text:style-name="T9">V</text:span><text:span text:style-name="T10">ideo </text:span><text:span text:style-name="T11">Tutorial</text:span><text:span text:style-name="T10"> Link <text:s text:c="2"/></text:span><text:a xlink:type="simple" xlink:href="https://www.youtube.com/watch?v=N8YMl4Ezp4g&amp;list=PLC3y8-rFHvwhuX4qGvFx-wPy_MEi6Jdp7" text:style-name="Internet_20_link" text:visited-style-name="Visited_20_Internet_20_Link"><text:span text:style-name="T35">HTML Tutorial for Complete Beginners (Click to Watch)</text:span></text:a><text:span text:style-name="T35"> </text:span><text:span text:style-name="T70">(</text:span><text:span text:style-name="T72">E</text:span><text:span text:style-name="T70">nglish)</text:span><text:span text:style-name="T10"><text:line-break/></text:span></text:p>
        </text:list-item>
        <text:list-item>
          <text:p text:style-name="P9"><text:span text:style-name="T12">Webpage Link <text:s text:c="2"/></text:span><text:a xlink:type="simple" xlink:href="https://www.w3schools.com/html/default.asp" text:style-name="Internet_20_link" text:visited-style-name="Visited_20_Internet_20_Link"><text:span text:style-name="T12">Complete HTML tutorial W3School ( </text:span></text:a><text:a xlink:type="simple" xlink:href="https://www.w3schools.com/html/default.asp" text:style-name="Internet_20_link" text:visited-style-name="Visited_20_Internet_20_Link"><text:span text:style-name="T62">C</text:span></text:a><text:a xlink:type="simple" xlink:href="https://www.w3schools.com/html/default.asp" text:style-name="Internet_20_link" text:visited-style-name="Visited_20_Internet_20_Link"><text:span text:style-name="T12">lick to </text:span></text:a><text:a xlink:type="simple" xlink:href="https://www.w3schools.com/html/default.asp" text:style-name="Internet_20_link" text:visited-style-name="Visited_20_Internet_20_Link"><text:span text:style-name="T62">O</text:span></text:a><text:a xlink:type="simple" xlink:href="https://www.w3schools.com/html/default.asp" text:style-name="Internet_20_link" text:visited-style-name="Visited_20_Internet_20_Link"><text:span text:style-name="T12">pen )</text:span></text:a><text:span text:style-name="T12"><text:line-break/></text:span><text:span text:style-name="T10"><text:line-break/></text:span></text:p>
        </text:list-item>
      </text:list>
      <text:p text:style-name="P30"><text:span text:style-name="T10">2</text:span><text:span text:style-name="T2">) </text:span><text:span text:style-name="T13">CSS / Sass<text:tab/></text:span><text:span text:style-name="T4">(</text:span><text:span text:style-name="T5">4 - </text:span><text:span text:style-name="T4">7 days)</text:span><text:span text:style-name="T2"><text:line-break/></text:span></text:p>
      <text:list xml:id="list639263306" text:style-name="L7">
        <text:list-item>
          <text:p text:style-name="P29"><text:span text:style-name="T9">Book Link <text:s text:c="2"/></text:span><text:a xlink:type="simple" xlink:href="https://drive.google.com/file/d/1_GUkkjM93Dl00WN06GobjrNTY5ZEWmR-/view?usp=sharing" text:style-name="Internet_20_link" text:visited-style-name="Visited_20_Internet_20_Link"><text:span text:style-name="T61">HTML CSS design and Build websites by Jon Ducket (</text:span></text:a><text:a xlink:type="simple" xlink:href="https://drive.google.com/file/d/1_GUkkjM93Dl00WN06GobjrNTY5ZEWmR-/view?usp=sharing" text:style-name="Internet_20_link" text:visited-style-name="Visited_20_Internet_20_Link"><text:span text:style-name="T62">C</text:span></text:a><text:a xlink:type="simple" xlink:href="https://drive.google.com/file/d/1_GUkkjM93Dl00WN06GobjrNTY5ZEWmR-/view?usp=sharing" text:style-name="Internet_20_link" text:visited-style-name="Visited_20_Internet_20_Link"><text:span text:style-name="T61">lick to View)</text:span></text:a><text:span text:style-name="T9"><text:line-break/></text:span></text:p>
        </text:list-item>
        <text:list-item>
          <text:p text:style-name="P13"><text:span text:style-name="T9">V</text:span><text:span text:style-name="T10">ideo </text:span><text:span text:style-name="T11">Tutorial</text:span><text:span text:style-name="T10"> Link <text:s text:c="2"/></text:span><text:a xlink:type="simple" xlink:href="https://www.youtube.com/playlist?list=PLKvqnz8z1zWQSWIen_zUSEBmtqzPLuRob" text:style-name="Internet_20_link" text:visited-style-name="Visited_20_Internet_20_Link"><text:span text:style-name="T61">CSS Video Playlist by <text:s/>Hira khan (Click to Watch)</text:span></text:a><text:span text:style-name="T61"> </text:span><text:span text:style-name="T30">(</text:span><text:span text:style-name="T33">U</text:span><text:span text:style-name="T30">rdu)</text:span><text:span text:style-name="T12"><text:line-break/></text:span></text:p>
        </text:list-item>
        <text:list-item>
          <text:p text:style-name="P14"><text:span text:style-name="T20">Vi</text:span><text:span text:style-name="T34">deo</text:span><text:span text:style-name="T20"> Tutorial Link <text:s text:c="2"/></text:span><text:a xlink:type="simple" xlink:href="https://www.youtube.com/watch?v=Icf5D3fEKbM&amp;t=5s" text:style-name="Internet_20_link" text:visited-style-name="Visited_20_Internet_20_Link"><text:span text:style-name="T61">CSS Crash Course - Complete Tutorial (Click to Watch)</text:span></text:a><text:span text:style-name="T61"> </text:span><text:span text:style-name="T30">(</text:span><text:span text:style-name="T33">E</text:span><text:span text:style-name="T30">nglish)<text:line-break/></text:span></text:p>
        </text:list-item>
        <text:list-item>
          <text:p text:style-name="P14"><text:span text:style-name="T20">Vi</text:span><text:span text:style-name="T34">deo</text:span><text:span text:style-name="T20"> Tutorial Link <text:s text:c="2"/></text:span><text:a xlink:type="simple" xlink:href="https://www.youtube.com/watch?v=tEQOdFgUXI4" text:style-name="Internet_20_link" text:visited-style-name="Visited_20_Internet_20_Link"><text:span text:style-name="T62">Complete SASS &amp; Scss Tutorial <text:s/>(Click to Watch)</text:span></text:a> <text:span text:style-name="T30">(</text:span><text:span text:style-name="T33">U</text:span><text:span text:style-name="T30">rdu)</text:span><text:span text:style-name="T12"><text:line-break/></text:span></text:p>
        </text:list-item>
        <text:list-item>
          <text:p text:style-name="P12"><text:span text:style-name="T12">Webpage Link <text:s text:c="2"/></text:span><text:a xlink:type="simple" xlink:href="https://www.w3schools.com/css/css_intro.asp" text:style-name="Internet_20_link" text:visited-style-name="Visited_20_Internet_20_Link"><text:span text:style-name="T19">Complete CSS tutorial W3School (click to open)</text:span></text:a><text:span text:style-name="T19"><text:line-break/></text:span></text:p>
          <text:p text:style-name="P12"><text:span text:style-name="T19"><text:line-break/></text:span></text:p>
        </text:list-item>
      </text:list>
      <text:p text:style-name="P17"><text:soft-page-break/><text:span text:style-name="T19"><text:line-break/>3</text:span><text:span text:style-name="T35">) </text:span><text:span text:style-name="T16">Bootstrap<text:tab/></text:span><text:span text:style-name="T4">(3 - 5 days)</text:span><text:span text:style-name="T16"><text:line-break/></text:span></text:p>
      <text:list xml:id="list215144722057881" text:continue-list="list2979889408" text:style-name="L5">
        <text:list-item>
          <text:p text:style-name="P11"><text:span text:style-name="T9">V</text:span><text:span text:style-name="T10">ideo </text:span><text:span text:style-name="T11">Tutorial</text:span><text:span text:style-name="T10"> Link <text:s text:c="2"/></text:span><text:a xlink:type="simple" xlink:href="https://www.youtube.com/watch?v=XCpASnIrfWY&amp;list=PLdPwRNmUlk0ka9Woqt3Xz4YKr5Fy5wjQT&amp;index=1" text:style-name="Internet_20_link" text:visited-style-name="Visited_20_Internet_20_Link"><text:span text:style-name="T37">Bootstrap 5 full video tutorial <text:s/>( Click to Watch )</text:span></text:a><text:span text:style-name="T37"> </text:span><text:span text:style-name="T70">(</text:span><text:span text:style-name="T72">U</text:span><text:span text:style-name="T70">rdu)</text:span><text:span text:style-name="T30"><text:line-break/></text:span></text:p>
        </text:list-item>
        <text:list-item>
          <text:p text:style-name="P11"><text:span text:style-name="T9">V</text:span><text:span text:style-name="T10">ideo </text:span><text:span text:style-name="T11">Tutorial</text:span><text:span text:style-name="T10"> Link <text:s text:c="2"/></text:span><text:a xlink:type="simple" xlink:href="https://www.youtube.com/watch?v=O_9u1P5YjVc&amp;list=PL4cUxeGkcC9joIM91nLzd_qaH_AimmdAR&amp;index=1" text:style-name="Internet_20_link" text:visited-style-name="Visited_20_Internet_20_Link"><text:span text:style-name="T36">Bootstrap 5 Crash Course by net-ninja(Click to Watch)</text:span></text:a><text:span text:style-name="T36"> </text:span><text:span text:style-name="T70">(</text:span><text:span text:style-name="T72">E</text:span><text:span text:style-name="T70">nglish)</text:span><text:span text:style-name="T10"><text:line-break/></text:span></text:p>
        </text:list-item>
        <text:list-item>
          <text:p text:style-name="P11"><text:span text:style-name="T24">Webpage Link <text:s text:c="2"/></text:span><text:a xlink:type="simple" xlink:href="https://www.w3schools.com/bootstrap5/bootstrap_get_started.php" text:style-name="Internet_20_link" text:visited-style-name="Visited_20_Internet_20_Link"><text:span text:style-name="T25">Complete Bootstrap 5 tutorial W3School ( click to open )</text:span></text:a><text:span text:style-name="T25"><text:line-break/></text:span></text:p>
        </text:list-item>
      </text:list>
      <text:p text:style-name="P18"><text:span text:style-name="T25">4</text:span><text:span text:style-name="T26">) </text:span><text:span text:style-name="T17">Javascript / </text:span><text:span text:style-name="T18">Async Javascript</text:span><text:span text:style-name="T17"><text:tab/></text:span><text:span text:style-name="T4">(</text:span><text:span text:style-name="T5">12</text:span><text:span text:style-name="T4"> - </text:span><text:span text:style-name="T5">20</text:span><text:span text:style-name="T4"> days)<text:line-break/></text:span></text:p>
      <text:list xml:id="list656137752" text:style-name="L12">
        <text:list-item>
          <text:p text:style-name="P31"><text:span text:style-name="T9">Book </text:span><text:span text:style-name="T38">1 </text:span><text:span text:style-name="T9">Link <text:s text:c="2"/></text:span><text:a xlink:type="simple" xlink:href="https://drive.google.com/file/d/1iZiEOKKVkiFQyAK_rVDlL4m9DA8KYZLN/view?usp=share_link" text:style-name="Internet_20_link" text:visited-style-name="Visited_20_Internet_20_Link"><text:span text:style-name="T38">A Smarter Way to Learn JavaScript (</text:span></text:a><text:a xlink:type="simple" xlink:href="https://drive.google.com/file/d/1iZiEOKKVkiFQyAK_rVDlL4m9DA8KYZLN/view?usp=share_link" text:style-name="Internet_20_link" text:visited-style-name="Visited_20_Internet_20_Link"><text:span text:style-name="T62">C</text:span></text:a><text:a xlink:type="simple" xlink:href="https://drive.google.com/file/d/1iZiEOKKVkiFQyAK_rVDlL4m9DA8KYZLN/view?usp=share_link" text:style-name="Internet_20_link" text:visited-style-name="Visited_20_Internet_20_Link"><text:span text:style-name="T38">lick to View)</text:span></text:a><text:span text:style-name="T38"><text:line-break/></text:span></text:p>
        </text:list-item>
        <text:list-item>
          <text:p text:style-name="P32"><text:span text:style-name="T9">Book </text:span><text:span text:style-name="T38">2 </text:span><text:span text:style-name="T9">Link <text:s text:c="2"/></text:span><text:a xlink:type="simple" xlink:href="https://drive.google.com/file/d/1QaYt3WL5Bv0Novc1M-VSLFggLa3kxTiV/view?usp=share_link" text:style-name="Internet_20_link" text:visited-style-name="Visited_20_Internet_20_Link"><text:span text:style-name="T38">JavaScript from Beginner to Professional (</text:span></text:a><text:a xlink:type="simple" xlink:href="https://drive.google.com/file/d/1QaYt3WL5Bv0Novc1M-VSLFggLa3kxTiV/view?usp=share_link" text:style-name="Internet_20_link" text:visited-style-name="Visited_20_Internet_20_Link"><text:span text:style-name="T62">C</text:span></text:a><text:a xlink:type="simple" xlink:href="https://drive.google.com/file/d/1QaYt3WL5Bv0Novc1M-VSLFggLa3kxTiV/view?usp=share_link" text:style-name="Internet_20_link" text:visited-style-name="Visited_20_Internet_20_Link"><text:span text:style-name="T38">lick to View)</text:span></text:a> <text:span text:style-name="T30">(</text:span><text:span text:style-name="T32">P</text:span><text:span text:style-name="T31">referred </text:span><text:span text:style-name="T30">)</text:span><text:span text:style-name="T9"><text:line-break/></text:span></text:p>
        </text:list-item>
        <text:list-item>
          <text:p text:style-name="P19"><text:span text:style-name="T9">V</text:span><text:span text:style-name="T10">ideo </text:span><text:span text:style-name="T11">Tutorial</text:span><text:span text:style-name="T10"> Link <text:s text:c="2"/></text:span><text:a xlink:type="simple" xlink:href="https://www.youtube.com/playlist?list=PLKvqnz8z1zWQdc0NSLknxmxBch5gLOqyo" text:style-name="Internet_20_link" text:visited-style-name="Visited_20_Internet_20_Link"><text:span text:style-name="T39">Javascript Playlist by Zeeshan Hanif( Click to Watch )</text:span></text:a><text:span text:style-name="T39"> </text:span><text:span text:style-name="T30">(</text:span><text:span text:style-name="T32">U</text:span><text:span text:style-name="T30">rdu)</text:span><text:span text:style-name="T12"><text:line-break/></text:span></text:p>
        </text:list-item>
        <text:list-item>
          <text:p text:style-name="P20"><text:span text:style-name="T20">Vi</text:span><text:span text:style-name="T34">deo</text:span><text:span text:style-name="T20"> Tutorial Link <text:s text:c="2"/></text:span><text:a xlink:type="simple" xlink:href="https://www.youtube.com/watch?v=R9I85RhI7Cg" text:style-name="Internet_20_link" text:visited-style-name="Visited_20_Internet_20_Link"><text:span text:style-name="T39">Advanced JavaScript Crash Course ( </text:span></text:a><text:a xlink:type="simple" xlink:href="https://www.youtube.com/watch?v=R9I85RhI7Cg" text:style-name="Internet_20_link" text:visited-style-name="Visited_20_Internet_20_Link"><text:span text:style-name="T62">C</text:span></text:a><text:a xlink:type="simple" xlink:href="https://www.youtube.com/watch?v=R9I85RhI7Cg" text:style-name="Internet_20_link" text:visited-style-name="Visited_20_Internet_20_Link"><text:span text:style-name="T39">lick to Watch )</text:span></text:a> <text:span text:style-name="T30">(</text:span><text:span text:style-name="T32">E</text:span><text:span text:style-name="T30">nglish)<text:line-break/></text:span></text:p>
        </text:list-item>
        <text:list-item>
          <text:p text:style-name="P20"><text:span text:style-name="T20">Vi</text:span><text:span text:style-name="T34">deo</text:span><text:span text:style-name="T20"> Tutorial Link <text:s text:c="2"/></text:span><text:a xlink:type="simple" xlink:href="https://www.youtube.com/watch?v=exBgWAIeIeg" text:style-name="Internet_20_link" text:visited-style-name="Visited_20_Internet_20_Link"><text:span text:style-name="T54">Asynchronous JavaScript Crash Course( </text:span></text:a><text:a xlink:type="simple" xlink:href="https://www.youtube.com/watch?v=exBgWAIeIeg" text:style-name="Internet_20_link" text:visited-style-name="Visited_20_Internet_20_Link"><text:span text:style-name="T62">C</text:span></text:a><text:a xlink:type="simple" xlink:href="https://www.youtube.com/watch?v=exBgWAIeIeg" text:style-name="Internet_20_link" text:visited-style-name="Visited_20_Internet_20_Link"><text:span text:style-name="T54">lick to Watch)</text:span></text:a><text:span text:style-name="T12"> </text:span><text:span text:style-name="T30">(</text:span><text:span text:style-name="T32">E</text:span><text:span text:style-name="T30">nglish)</text:span><text:span text:style-name="T12"><text:line-break/></text:span></text:p>
        </text:list-item>
        <text:list-item>
          <text:p text:style-name="P20"><text:span text:style-name="T42">Webpage Link <text:s text:c="2"/></text:span><text:a xlink:type="simple" xlink:href="https://www.w3schools.com/js/js_intro.asp" text:style-name="Internet_20_link" text:visited-style-name="Visited_20_Internet_20_Link"><text:span text:style-name="T45">Complete Javascript tutorial W3School (</text:span></text:a><text:a xlink:type="simple" xlink:href="https://www.w3schools.com/js/js_intro.asp" text:style-name="Internet_20_link" text:visited-style-name="Visited_20_Internet_20_Link"><text:span text:style-name="T51">C</text:span></text:a><text:a xlink:type="simple" xlink:href="https://www.w3schools.com/js/js_intro.asp" text:style-name="Internet_20_link" text:visited-style-name="Visited_20_Internet_20_Link"><text:span text:style-name="T45">lick to </text:span></text:a><text:a xlink:type="simple" xlink:href="https://www.w3schools.com/js/js_intro.asp" text:style-name="Internet_20_link" text:visited-style-name="Visited_20_Internet_20_Link"><text:span text:style-name="T51">O</text:span></text:a><text:a xlink:type="simple" xlink:href="https://www.w3schools.com/js/js_intro.asp" text:style-name="Internet_20_link" text:visited-style-name="Visited_20_Internet_20_Link"><text:span text:style-name="T45">pen)</text:span></text:a><text:span text:style-name="T43"><text:line-break/></text:span></text:p>
        </text:list-item>
        <text:list-item>
          <text:p text:style-name="P20"><text:span text:style-name="T44">Free Beginner Course <text:s text:c="2"/></text:span><text:a xlink:type="simple" xlink:href="https://www.codecademy.com/learn/introduction-to-javascript" text:style-name="Internet_20_link" text:visited-style-name="Visited_20_Internet_20_Link"><text:span text:style-name="T45">Javascript free short Course (Click to </text:span></text:a><text:a xlink:type="simple" xlink:href="https://www.codecademy.com/learn/introduction-to-javascript" text:style-name="Internet_20_link" text:visited-style-name="Visited_20_Internet_20_Link"><text:span text:style-name="T51">S</text:span></text:a><text:a xlink:type="simple" xlink:href="https://www.codecademy.com/learn/introduction-to-javascript" text:style-name="Internet_20_link" text:visited-style-name="Visited_20_Internet_20_Link"><text:span text:style-name="T45">tart)</text:span></text:a></text:p>
        </text:list-item>
      </text:list>
      <text:p text:style-name="P33"><text:span text:style-name="T4"/></text:p>
      <text:p text:style-name="P34"><text:span text:style-name="T46">5</text:span><text:span text:style-name="T41">) </text:span><text:span text:style-name="T52">React / Next.js <text:s text:c="7"/></text:span><text:span text:style-name="T4">(</text:span><text:span text:style-name="T6">21</text:span><text:span text:style-name="T4"> - </text:span><text:span text:style-name="T6">45</text:span><text:span text:style-name="T4"> days)</text:span><text:span text:style-name="T9"><text:line-break/></text:span></text:p>
      <text:list xml:id="list3204647327" text:style-name="L13">
        <text:list-item>
          <text:p text:style-name="P21"><text:span text:style-name="T9">V</text:span><text:span text:style-name="T10">ideo </text:span><text:span text:style-name="T11">Tutorial</text:span><text:span text:style-name="T10"> Link <text:s text:c="2"/></text:span><text:a xlink:type="simple" xlink:href="https://www.youtube.com/watch?v=-mJFZp84TIY&amp;list=PLu0W_9lII9agx66oZnT6IyhcMIbUMNMdt" text:style-name="Internet_20_link" text:visited-style-name="Visited_20_Internet_20_Link"><text:span text:style-name="T55">Complete React Playlist by Haryy( Click to Watch )</text:span></text:a><text:span text:style-name="T39"> </text:span><text:span text:style-name="T30">(</text:span><text:span text:style-name="T32">U</text:span><text:span text:style-name="T30">rdu)</text:span><text:span text:style-name="T12"><text:line-break/></text:span></text:p>
        </text:list-item>
        <text:list-item>
          <text:p text:style-name="P21"><text:span text:style-name="T20">Vi</text:span><text:span text:style-name="T34">deo</text:span><text:span text:style-name="T20"> Tutorial Link <text:s text:c="2"/></text:span><text:a xlink:type="simple" xlink:href="https://www.youtube.com/watch?v=U2Wltnv-doo&amp;list=PLpPqplz6dKxW5ZfERUPoYTtNUNvrEebAR" text:style-name="Internet_20_link" text:visited-style-name="Visited_20_Internet_20_Link"><text:span text:style-name="T56">Complete React for Beginners ( </text:span></text:a><text:a xlink:type="simple" xlink:href="https://www.youtube.com/watch?v=U2Wltnv-doo&amp;list=PLpPqplz6dKxW5ZfERUPoYTtNUNvrEebAR" text:style-name="Internet_20_link" text:visited-style-name="Visited_20_Internet_20_Link"><text:span text:style-name="T62">C</text:span></text:a><text:a xlink:type="simple" xlink:href="https://www.youtube.com/watch?v=U2Wltnv-doo&amp;list=PLpPqplz6dKxW5ZfERUPoYTtNUNvrEebAR" text:style-name="Internet_20_link" text:visited-style-name="Visited_20_Internet_20_Link"><text:span text:style-name="T56">lick to Watch )</text:span></text:a> <text:span text:style-name="T30">(</text:span><text:span text:style-name="T32">E</text:span><text:span text:style-name="T30">nglish)<text:line-break/></text:span></text:p>
        </text:list-item>
        <text:list-item>
          <text:p text:style-name="P21"><text:span text:style-name="T20">Vi</text:span><text:span text:style-name="T34">deo</text:span><text:span text:style-name="T20"> Tutorial Link <text:s text:c="2"/></text:span><text:a xlink:type="simple" xlink:href="https://www.youtube.com/watch?v=4lUkSgvmTYM&amp;t=14s" text:style-name="Internet_20_link" text:visited-style-name="Visited_20_Internet_20_Link"><text:span text:style-name="T57">Next.js Typescript Project Tutorial ( </text:span></text:a><text:a xlink:type="simple" xlink:href="https://www.youtube.com/watch?v=4lUkSgvmTYM&amp;t=14s" text:style-name="Internet_20_link" text:visited-style-name="Visited_20_Internet_20_Link"><text:span text:style-name="T62">C</text:span></text:a><text:a xlink:type="simple" xlink:href="https://www.youtube.com/watch?v=4lUkSgvmTYM&amp;t=14s" text:style-name="Internet_20_link" text:visited-style-name="Visited_20_Internet_20_Link"><text:span text:style-name="T57">lick to Watch )</text:span></text:a><text:span text:style-name="T12"> </text:span><text:span text:style-name="T30">(</text:span><text:span text:style-name="T32">E</text:span><text:span text:style-name="T30">nglish)</text:span><text:span text:style-name="T12"><text:line-break/></text:span></text:p>
        </text:list-item>
        <text:list-item>
          <text:p text:style-name="P21"><text:span text:style-name="T42">Webpage Link <text:s text:c="2"/></text:span><text:a xlink:type="simple" xlink:href="https://react.dev/learn" text:style-name="Internet_20_link" text:visited-style-name="Visited_20_Internet_20_Link"><text:span text:style-name="T47">React Official Site (click to open)</text:span></text:a><text:span text:style-name="T47"><text:line-break/></text:span></text:p>
        </text:list-item>
      </text:list>
      <text:p text:style-name="P36"><text:span text:style-name="T25">6</text:span><text:span text:style-name="T21">) </text:span><text:span text:style-name="T13">Git / Github <text:tab/></text:span><text:span text:style-name="T4">(</text:span><text:span text:style-name="T7">1</text:span><text:span text:style-name="T4"> – </text:span><text:span text:style-name="T7">3 days)</text:span><text:span text:style-name="T13"><text:line-break/></text:span></text:p>
      <text:list xml:id="list2790131477" text:style-name="L14">
        <text:list-item>
          <text:p text:style-name="P22"><text:span text:style-name="T9">V</text:span><text:span text:style-name="T10">ideo </text:span><text:span text:style-name="T11">Tutorial</text:span><text:span text:style-name="T10"> Link <text:s text:c="2"/></text:span><text:a xlink:type="simple" xlink:href="https://www.youtube.com/watch?v=Wl61QkGBCmQ" text:style-name="Internet_20_link" text:visited-style-name="Visited_20_Internet_20_Link"><text:span text:style-name="T58">Git and Github by zeeshan hanif( Click to Watch )</text:span></text:a><text:span text:style-name="T39"> </text:span><text:span text:style-name="T30">(</text:span><text:span text:style-name="T32">U</text:span><text:span text:style-name="T30">rdu)</text:span><text:span text:style-name="T12"><text:line-break/></text:span></text:p>
        </text:list-item>
        <text:list-item>
          <text:p text:style-name="P35"><text:span text:style-name="T22">Vi</text:span><text:span text:style-name="T27">deo</text:span><text:span text:style-name="T22"> Tutorial Link <text:s text:c="2"/></text:span><text:a xlink:type="simple" xlink:href="https://www.youtube.com/watch?v=tRZGeaHPoaw" text:style-name="Internet_20_link" text:visited-style-name="Visited_20_Internet_20_Link"><text:span text:style-name="T28">Git and GitHub for Beginners ( </text:span></text:a><text:a xlink:type="simple" xlink:href="https://www.youtube.com/watch?v=tRZGeaHPoaw" text:style-name="Internet_20_link" text:visited-style-name="Visited_20_Internet_20_Link"><text:span text:style-name="T29">C</text:span></text:a><text:a xlink:type="simple" xlink:href="https://www.youtube.com/watch?v=tRZGeaHPoaw" text:style-name="Internet_20_link" text:visited-style-name="Visited_20_Internet_20_Link"><text:span text:style-name="T28">lick to Watch )</text:span></text:a><text:span text:style-name="T21"> </text:span><text:span text:style-name="T30">(</text:span><text:span text:style-name="T32">E</text:span><text:span text:style-name="T30">nglish)<text:line-break/></text:span></text:p>
        </text:list-item>
      </text:list>
      <text:p text:style-name="P37"><text:span text:style-name="T25">7</text:span><text:span text:style-name="T21">) </text:span><text:span text:style-name="T13">Material UI / Tailwind CSS <text:tab/> </text:span><text:span text:style-name="T4">(</text:span><text:span text:style-name="T7">3</text:span><text:span text:style-name="T4"> – </text:span><text:span text:style-name="T7">6 days)</text:span><text:span text:style-name="T13"><text:tab/></text:span><text:span text:style-name="T21"><text:line-break/></text:span></text:p>
      <text:list xml:id="list3402783613" text:style-name="L15">
        <text:list-item>
          <text:p text:style-name="P23"><text:span text:style-name="T48">Video Tutorial Link <text:s text:c="2"/></text:span><text:a xlink:type="simple" xlink:href="https://www.youtube.com/watch?v=BHEPVdfBAqE&amp;list=PLC3y8-rFHvwh-K9mDlrrcDywl7CeVL2rO" text:style-name="Internet_20_link" text:visited-style-name="Visited_20_Internet_20_Link"><text:span text:style-name="T48">Learn Material UI with React (Click to Watch)</text:span></text:a><text:span text:style-name="T48"> </text:span><text:span text:style-name="T30">(</text:span><text:span text:style-name="T32">E</text:span><text:span text:style-name="T30">nglish)</text:span><text:span text:style-name="T48"><text:line-break/></text:span></text:p>
        </text:list-item>
        <text:list-item>
          <text:p text:style-name="P23"><text:span text:style-name="T48">Video Tutorial Link <text:s text:c="2"/></text:span><text:a xlink:type="simple" xlink:href="https://www.youtube.com/watch?v=L4_jarMnB0c&amp;list=PLu0W_9lII9ahwFDuExCpPFHAK829Wto2O" text:style-name="Internet_20_link" text:visited-style-name="Visited_20_Internet_20_Link"><text:span text:style-name="T48">Tailwind CSS by harry (Click to Watch)</text:span></text:a><text:span text:style-name="T48"> </text:span><text:span text:style-name="T30">(</text:span><text:span text:style-name="T32">U</text:span><text:span text:style-name="T30">rdu)<text:line-break/><text:line-break/><text:line-break/><text:line-break/></text:span><text:soft-page-break/><text:span text:style-name="T30"><text:line-break/></text:span></text:p>
        </text:list-item>
      </text:list>
      <text:p text:style-name="P24"><text:span text:style-name="T49">8</text:span><text:span text:style-name="T50">) </text:span><text:span text:style-name="T53">Netlify <text:tab/></text:span><text:span text:style-name="T4">(</text:span><text:span text:style-name="T7">1</text:span><text:span text:style-name="T4"> – </text:span><text:span text:style-name="T7">2 days)</text:span><text:span text:style-name="T53"><text:line-break/></text:span></text:p>
      <text:list xml:id="list2386077064" text:style-name="L16">
        <text:list-item>
          <text:p text:style-name="P25"><text:span text:style-name="T48">Video Tutorial Link <text:s text:c="2"/></text:span><text:a xlink:type="simple" xlink:href="https://www.youtube.com/watch?v=IokPiSZpXDY" text:style-name="Internet_20_link" text:visited-style-name="Visited_20_Internet_20_Link"><text:span text:style-name="T50">Host Website Free on Netlify (Click to Watch)</text:span></text:a><text:span text:style-name="T50"> </text:span><text:span text:style-name="T30">(</text:span><text:span text:style-name="T32">U</text:span><text:span text:style-name="T30">rdu)</text:span><text:span text:style-name="T53"><text:line-break/></text:span><text:span text:style-name="T50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Ubuntu" fo:font-family="Ubuntu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6b01" officeooo:paragraph-rsid="000f6b01"/>
    </style:style>
    <style:style style:name="MP2" style:family="paragraph">
      <loext:graphic-properties draw:fill="solid" draw:fill-color="#eeeeee" draw:opacity="50%"/>
      <style:text-properties style:font-name="Liberation Sans" fo:font-size="1pt"/>
    </style:style>
    <style:style style:name="MT1" style:family="text">
      <style:text-properties fo:color="#666666" loext:opacity="100%"/>
    </style:style>
    <style:style style:name="MT2" style:family="text">
      <style:text-properties fo:color="#666666" loext:opacity="100%" officeooo:rsid="0022ff9f"/>
    </style:style>
    <style:style style:name="MT3" style:family="text">
      <style:text-properties fo:color="#666666" loext:opacity="100%" officeooo:rsid="002a4ca7"/>
    </style:style>
    <style:style style:name="Mgr1" style:family="graphic">
      <style:graphic-properties draw:stroke="none" draw:fill="solid" draw:fill-color="#eeeeee" draw:opacity="50%" draw:auto-grow-height="false" draw:auto-grow-width="false" fo:min-height="0.6811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eeeeee" draw:opacity="50%" draw:auto-grow-height="false" draw:auto-grow-width="false" fo:min-height="0.457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eeeeee" draw:opacity="50%" draw:auto-grow-height="false" draw:auto-grow-width="false" fo:min-height="0.7217in" fo:min-width="7.086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Front-end web development </text:span><text:span text:style-name="MT2">guide</text:span><text:span text:style-name="MT1"> </text:span><text:tab/><text:tab/><text:a xlink:type="simple" xlink:href="https://www.youtube.com/@numanthedegreeguy" text:style-name="Internet_20_link" text:visited-style-name="Visited_20_Internet_20_Link"><text:span text:style-name="MT3">Numan The-Degree-Guy</text:span></text:a><draw:custom-shape text:anchor-type="char" draw:z-index="4" draw:name="PowerPlusWaterMarkObject" draw:style-name="Mgr1" draw:text-style-name="MP2" svg:width="6.6925in" svg:height="0.6807in" draw:transform="rotate (0.785398163397448) translate (0.739583333333333in 6.79583880139982in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5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6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7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8" draw:name="PowerPlusWaterMarkObject" draw:style-name="Mgr2" draw:text-style-name="MP2" svg:width="4.4878in" svg:height="0.456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9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0" draw:name="PowerPlusWaterMarkObject" draw:style-name="Mgr3" draw:text-style-name="MP2" svg:width="7.0862in" svg:height="0.7213in" draw:transform="skewX (-5.6462372137733E-017) 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1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2" draw:name="PowerPlusWaterMarkObject" draw:style-name="Mgr1" draw:text-style-name="MP2" svg:width="6.6925in" svg:height="0.6807in" draw:transform="rotate (0.785398163397448) translate (0.739583333333333in 7.08548775153106in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3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3:06:48.823572396</meta:creation-date>
    <dc:date>2023-04-28T21:51:44.113779224</dc:date>
    <meta:editing-duration>PT20M2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65" meta:word-count="876" meta:character-count="5202" meta:non-whitespace-character-count="4263"/>
  </office:meta>
</office:document-meta>
</file>